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77/styles.xml" manifest:media-type="text/xml"/>
  <manifest:file-entry manifest:full-path="Object 77/meta.xml" manifest:media-type="text/xml"/>
  <manifest:file-entry manifest:full-path="Object 77/content.xml" manifest:media-type="text/xml"/>
  <manifest:file-entry manifest:full-path="Object 77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80/styles.xml" manifest:media-type="text/xml"/>
  <manifest:file-entry manifest:full-path="Object 80/content.xml" manifest:media-type="text/xml"/>
  <manifest:file-entry manifest:full-path="Object 80/meta.xml" manifest:media-type="text/xml"/>
  <manifest:file-entry manifest:full-path="Object 80/" manifest:media-type="application/vnd.oasis.opendocument.chart"/>
  <manifest:file-entry manifest:full-path="Object 78/meta.xml" manifest:media-type="text/xml"/>
  <manifest:file-entry manifest:full-path="Object 78/styles.xml" manifest:media-type="text/xml"/>
  <manifest:file-entry manifest:full-path="Object 78/content.xml" manifest:media-type="text/xml"/>
  <manifest:file-entry manifest:full-path="Object 78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81/meta.xml" manifest:media-type="text/xml"/>
  <manifest:file-entry manifest:full-path="Object 81/content.xml" manifest:media-type="text/xml"/>
  <manifest:file-entry manifest:full-path="Object 81/styles.xml" manifest:media-type="text/xml"/>
  <manifest:file-entry manifest:full-path="Object 81/" manifest:media-type="application/vnd.oasis.opendocument.chart"/>
  <manifest:file-entry manifest:full-path="Object 79/styles.xml" manifest:media-type="text/xml"/>
  <manifest:file-entry manifest:full-path="Object 79/content.xml" manifest:media-type="text/xml"/>
  <manifest:file-entry manifest:full-path="Object 79/meta.xml" manifest:media-type="text/xml"/>
  <manifest:file-entry manifest:full-path="Object 79/" manifest:media-type="application/vnd.oasis.opendocument.chart"/>
  <manifest:file-entry manifest:full-path="Object 82/meta.xml" manifest:media-type="text/xml"/>
  <manifest:file-entry manifest:full-path="Object 82/styles.xml" manifest:media-type="text/xml"/>
  <manifest:file-entry manifest:full-path="Object 82/content.xml" manifest:media-type="text/xml"/>
  <manifest:file-entry manifest:full-path="Object 82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2846in" svg:height="3.5508in" svg:x="6.2102in" svg:y="8.1567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.4929in" svg:height="3.5429in" svg:x="18.6669in" svg:y="12.2102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4.5291in" svg:height="3.5429in" svg:x="13.3217in" svg:y="12.2075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5.248in" svg:height="3.539in" svg:x="13.3457in" svg:y="8.2287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3957in" svg:height="3.5484in" svg:x="6.198in" svg:y="3.8118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5.3209in" svg:height="3.5429in" svg:x="5.3335in" svg:y="9.0362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5.2724in" svg:height="3.5362in" svg:x="12.4445in" svg:y="9.014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4.3839in" svg:height="3.5362in" svg:x="20.4445in" svg:y="3.824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5.7228in" svg:height="3.5429in" svg:x="6.2224in" svg:y="32.0587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5.4669in" svg:height="3.5429in" svg:x="13.3217in" svg:y="32.0559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3" draw:style-name="gr1" draw:text-style-name="P1" svg:width="4.3461in" svg:height="3.5429in" svg:x="14.211in" svg:y="21.5843in">
            <draw:object draw:notify-on-update-of-ranges="'di vs rf'.K130:'di vs rf'.K135 'di vs rf'.L129:'di vs rf'.L129 'di vs rf'.L130:'di vs rf'.L135 'di vs rf'.M129:'di vs rf'.M129 'di vs rf'.M130:'di vs rf'.M135 'di vs rf'.N129:'di vs rf'.N129 'di vs rf'.N130:'di vs rf'.N135 'di vs rf'.O129:'di vs rf'.O129 'di vs rf'.O130:'di vs rf'.O135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4" draw:style-name="gr1" draw:text-style-name="P1" svg:width="4.4197in" svg:height="3.5429in" svg:x="19.5563in" svg:y="21.5835in">
            <draw:object draw:notify-on-update-of-ranges="'di vs rf'.K141:'di vs rf'.K146 'di vs rf'.N140:'di vs rf'.N140 'di vs rf'.N141:'di vs rf'.N146 'di vs rf'.O140:'di vs rf'.O140 'di vs rf'.O141:'di vs rf'.O14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5" draw:style-name="gr1" draw:text-style-name="P1" svg:width="6.2988in" svg:height="3.5429in" svg:x="15.1114in" svg:y="25.3295in">
            <draw:object draw:notify-on-update-of-ranges="'di vs rf'.K151:'di vs rf'.K156 'di vs rf'.L150:'di vs rf'.L150 'di vs rf'.L151:'di vs rf'.L156 'di vs rf'.M150:'di vs rf'.M150 'di vs rf'.M151:'di vs rf'.M156 'di vs rf'.N150:'di vs rf'.N150 'di vs rf'.N151:'di vs rf'.N156 'di vs rf'.P150:'di vs rf'.P150 'di vs rf'.P151:'di vs rf'.P15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6" draw:style-name="gr1" draw:text-style-name="P1" svg:width="6.2988in" svg:height="3.5429in" svg:x="22.2228in" svg:y="25.3295in">
            <draw:object draw:notify-on-update-of-ranges="'di vs rf'.K161:'di vs rf'.K166 'di vs rf'.L160:'di vs rf'.L160 'di vs rf'.L161:'di vs rf'.L166 'di vs rf'.M160:'di vs rf'.M160 'di vs rf'.M161:'di vs rf'.M166 'di vs rf'.N160:'di vs rf'.N160 'di vs rf'.N161:'di vs rf'.N166 'di vs rf'.P160:'di vs rf'.P160 'di vs rf'.P161:'di vs rf'.P16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14"/>
        </table:table-row>
        <table:table-row table:style-name="ro2" table:number-rows-repeated="11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14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string">
            <text:p>4 Processe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14"/>
        </table:table-row>
        <table:table-row table:style-name="ro1">
          <table:table-cell office:value-type="string">
            <text:p>3 Processe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14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16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16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000</text:p>
          </table:table-cell>
          <table:table-cell table:number-columns-repeated="18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.72357659589968">
            <text:p>8.7235765959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4.809">
            <text:p>4.809</text:p>
          </table:table-cell>
          <table:table-cell table:number-columns-repeated="17"/>
        </table:table-row>
        <table:table-row table:style-name="ro1">
          <table:table-cell office:value-type="string">
            <text:p>Ronny's Fancy – 2 Processes</text:p>
          </table:table-cell>
          <table:table-cell office:value-type="float" office:value="1.961">
            <text:p>1.961</text:p>
          </table:table-cell>
          <table:table-cell table:number-columns-repeated="17"/>
        </table:table-row>
        <table:table-row table:style-name="ro1">
          <table:table-cell office:value-type="string">
            <text:p>4 Processes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string">
            <text:p>3 Processes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Dissemination – 2 Process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6">
            <text:p>10.56</text:p>
          </table:table-cell>
          <table:table-cell office:value-type="float" office:value="4.3">
            <text:p>4.3</text:p>
          </table:table-cell>
          <table:table-cell office:value-type="float" office:value="3.38">
            <text:p>3.38</text:p>
          </table:table-cell>
          <table:table-cell office:value-type="float" office:value="2.65">
            <text:p>2.65</text:p>
          </table:table-cell>
          <table:table-cell office:value-type="float" office:value="3.75">
            <text:p>3.75</text:p>
          </table:table-cell>
          <table:table-cell office:value-type="float" office:value="3.46">
            <text:p>3.4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39">
            <text:p>6.39</text:p>
          </table:table-cell>
          <table:table-cell office:value-type="float" office:value="2.48">
            <text:p>2.48</text:p>
          </table:table-cell>
          <table:table-cell office:value-type="float" office:value="2.01">
            <text:p>2.01</text:p>
          </table:table-cell>
          <table:table-cell office:value-type="float" office:value="1.82">
            <text:p>1.82</text:p>
          </table:table-cell>
          <table:table-cell office:value-type="float" office:value="2.23">
            <text:p>2.23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">
            <text:p>2.97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number of ops</text:p>
          </table:table-cell>
          <table:table-cell table:number-columns-repeated="7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4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.49">
            <text:p>131.49</text:p>
          </table:table-cell>
          <table:table-cell office:value-type="float" office:value="42.47">
            <text:p>42.47</text:p>
          </table:table-cell>
          <table:table-cell office:value-type="float" office:value="1.54">
            <text:p>1.54</text:p>
          </table:table-cell>
          <table:table-cell office:value-type="float" office:value="1.24">
            <text:p>1.24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/>
          <table:table-cell office:value-type="string">
            <text:p>3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3.9">
            <text:p>63.9</text:p>
          </table:table-cell>
          <table:table-cell office:value-type="float" office:value="24.63">
            <text:p>24.63</text:p>
          </table:table-cell>
          <table:table-cell office:value-type="float" office:value="1.27">
            <text:p>1.27</text:p>
          </table:table-cell>
          <table:table-cell office:value-type="float" office:value="1.17">
            <text:p>1.17</text:p>
          </table:table-cell>
          <table:table-cell office:value-type="float" office:value="2.06">
            <text:p>2.06</text:p>
          </table:table-cell>
          <table:table-cell office:value-type="float" office:value="2.04">
            <text:p>2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/>
          <table:table-cell office:value-type="string">
            <text:p>Ronny's Fancy – 2 Process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9">
            <text:p>20.79</text:p>
          </table:table-cell>
          <table:table-cell office:value-type="float" office:value="9.9">
            <text:p>9.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/>
          <table:table-cell office:value-type="string">
            <text:p>4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/>
          <table:table-cell office:value-type="string">
            <text:p>3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Dissemination – 2 Processes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9">
            <text:p>1.69</text:p>
          </table:table-cell>
          <table:table-cell office:value-type="float" office:value="0.83">
            <text:p>0.83</text:p>
          </table:table-cell>
          <table:table-cell office:value-type="float" office:value="1.58">
            <text:p>1.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63">
            <text:p>0.63</text:p>
          </table:table-cell>
          <table:table-cell office:value-type="float" office:value="1.14">
            <text:p>1.1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mJ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0.39">
            <text:p>0.39</text:p>
          </table:table-cell>
          <table:table-cell office:value-type="float" office:value="1.45">
            <text:p>1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5">
            <text:p>11.65</text:p>
          </table:table-cell>
          <table:table-cell office:value-type="float" office:value="0.41">
            <text:p>0.41</text:p>
          </table:table-cell>
          <table:table-cell office:value-type="float" office:value="1.08">
            <text:p>1.08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5"/>
          <table:table-cell office:value-type="string">
            <text:p>Ronny's Fancy – 2 Processes</text:p>
          </table:table-cell>
          <table:table-cell office:value-type="float" office:value="2.2">
            <text:p>2.2</text:p>
          </table:table-cell>
          <table:table-cell office:value-type="float" office:value="6.42">
            <text:p>6.42</text:p>
          </table:table-cell>
          <table:table-cell office:value-type="float" office:value="0.42">
            <text:p>0.42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5"/>
          <table:table-cell office:value-type="string">
            <text:p>4 Processes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5"/>
          <table:table-cell office:value-type="string">
            <text:p>3 Processes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5"/>
          <table:table-cell office:value-type="string">
            <text:p>Dissemination – 2 Processes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72">
            <text:p>19.72</text:p>
          </table:table-cell>
          <table:table-cell office:value-type="float" office:value="31.2">
            <text:p>31.2</text:p>
          </table:table-cell>
          <table:table-cell office:value-type="float" office:value="23.02">
            <text:p>23.02</text:p>
          </table:table-cell>
          <table:table-cell office:value-type="float" office:value="11.2">
            <text:p>11.2</text:p>
          </table:table-cell>
          <table:table-cell office:value-type="float" office:value="22.15">
            <text:p>22.1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92">
            <text:p>17.92</text:p>
          </table:table-cell>
          <table:table-cell office:value-type="float" office:value="26.15">
            <text:p>26.15</text:p>
          </table:table-cell>
          <table:table-cell office:value-type="float" office:value="19.48">
            <text:p>19.48</text:p>
          </table:table-cell>
          <table:table-cell office:value-type="float" office:value="11.15">
            <text:p>11.15</text:p>
          </table:table-cell>
          <table:table-cell office:value-type="float" office:value="19.18">
            <text:p>19.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1">
            <text:p>16.1</text:p>
          </table:table-cell>
          <table:table-cell office:value-type="float" office:value="11.1">
            <text:p>11.1</text:p>
          </table:table-cell>
          <table:table-cell office:value-type="float" office:value="16.08">
            <text:p>16.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5.15">
            <text:p>25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21.88">
            <text:p>21.8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.37">
            <text:p>17.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8"/>
          <table:table-cell office:value-type="string">
            <text:p>work=1000</text:p>
          </table:table-cell>
          <table:table-cell office:value-type="string">
            <text:p>both, Watt per phase</text:p>
          </table:table-cell>
          <table:table-cell table:number-columns-repeated="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19.38">
            <text:p>19.38</text:p>
          </table:table-cell>
          <table:table-cell office:value-type="float" office:value="31.2">
            <text:p>31.2</text:p>
          </table:table-cell>
          <table:table-cell office:value-type="float" office:value="22.94">
            <text:p>22.94</text:p>
          </table:table-cell>
          <table:table-cell office:value-type="float" office:value="11.02">
            <text:p>11.02</text:p>
          </table:table-cell>
          <table:table-cell office:value-type="float" office:value="21.47">
            <text:p>21.4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17.78">
            <text:p>17.78</text:p>
          </table:table-cell>
          <table:table-cell office:value-type="float" office:value="26.15">
            <text:p>26.15</text:p>
          </table:table-cell>
          <table:table-cell office:value-type="float" office:value="19.42">
            <text:p>19.42</text:p>
          </table:table-cell>
          <table:table-cell office:value-type="float" office:value="11.02">
            <text:p>11.02</text:p>
          </table:table-cell>
          <table:table-cell office:value-type="float" office:value="18.04">
            <text:p>18.0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4"/>
          <table:table-cell office:value-type="string">
            <text:p>Ronny's Fancy – 2 Processes</text:p>
          </table:table-cell>
          <table:table-cell office:value-type="float" office:value="16.05">
            <text:p>16.05</text:p>
          </table:table-cell>
          <table:table-cell office:value-type="float" office:value="21.1">
            <text:p>21.1</text:p>
          </table:table-cell>
          <table:table-cell office:value-type="float" office:value="16.05">
            <text:p>16.05</text:p>
          </table:table-cell>
          <table:table-cell office:value-type="float" office:value="11.01">
            <text:p>11.01</text:p>
          </table:table-cell>
          <table:table-cell office:value-type="float" office:value="14.68">
            <text:p>14.6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4"/>
          <table:table-cell office:value-type="string">
            <text:p>4 Processes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2.82">
            <text:p>22.82</text:p>
          </table:table-cell>
          <table:table-cell office:value-type="float" office:value="11">
            <text:p>11</text:p>
          </table:table-cell>
          <table:table-cell office:value-type="float" office:value="22.03">
            <text:p>22.0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4"/>
          <table:table-cell office:value-type="string">
            <text:p>3 Processes</text:p>
          </table:table-cell>
          <table:table-cell office:value-type="float" office:value="20.95">
            <text:p>20.95</text:p>
          </table:table-cell>
          <table:table-cell office:value-type="float" office:value="26">
            <text:p>26</text:p>
          </table:table-cell>
          <table:table-cell office:value-type="float" office:value="19.33">
            <text:p>19.33</text:p>
          </table:table-cell>
          <table:table-cell office:value-type="float" office:value="11">
            <text:p>11</text:p>
          </table:table-cell>
          <table:table-cell office:value-type="float" office:value="18.59">
            <text:p>18.5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4"/>
          <table:table-cell office:value-type="string">
            <text:p>Dissemination – 2 Processes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77">
            <text:p>14.7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17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1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09:51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30T14:18:07</dc:date>
    <meta:editing-duration>P2DT2H3M42S</meta:editing-duration>
    <meta:editing-cycles>226</meta:editing-cycles>
    <meta:print-date>2013-10-16T17:09:16</meta:print-date>
    <meta:document-statistic meta:table-count="2" meta:cell-count="2159" meta:object-count="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cm" svg:y="8.076cm" chart:style-name="ch5">
              <text:p>Process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5:'di vs rf'.E61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4:'di vs rf'.C70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6.17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45:'di vs rf'.A51"/>
          </chart:axis>
          <chart:axis chart:dimension="y" chart:name="primary-y" chart:style-name="ch6">
            <chart:title svg:x="6.231cm" svg:y="8.046cm" chart:style-name="ch7">
              <text:p>Cycles</text:p>
            </chart:title>
            <chart:grid chart:style-name="ch8" chart:class="major"/>
          </chart:axis>
          <chart:series chart:style-name="ch9" chart:values-cell-range-address="'di vs rf'.B45:'di vs rf'.B51" chart:label-cell-address="'di vs rf'.B44:'di vs rf'.B44" chart:class="chart:bar">
            <chart:data-point chart:repeated="7"/>
          </chart:series>
          <chart:series chart:style-name="ch10" chart:values-cell-range-address="'di vs rf'.C45:'di vs rf'.C51" chart:label-cell-address="'di vs rf'.C44:'di vs rf'.C44" chart:class="chart:bar">
            <chart:data-point chart:repeated="7"/>
          </chart:series>
          <chart:series chart:style-name="ch11" chart:values-cell-range-address="'di vs rf'.D45:'di vs rf'.D51" chart:label-cell-address="'di vs rf'.D44:'di vs rf'.D4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625cm" svg:y="0.855cm" svg:width="6.504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2:'cc vs rs'.F88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5.58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rs'.C91:'cc vs rs'.F97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5.638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A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8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9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2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301cm" svg:y="0.855cm" svg:width="8.849cm" svg:height="6.862cm">
          <chartooo:coordinate-region svg:x="1.79cm" svg:y="0.855cm" svg:width="8.12cm" svg:height="6.162cm"/>
          <chart:axis chart:dimension="x" chart:name="primary-x" chart:style-name="ch4" chartooo:axis-type="auto">
            <chartooo:date-scale/>
            <chart:title svg:x="0.451cm" svg:y="5.388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87cm" svg:height="9cm" xlink:href=".." xlink:type="simple" chart:class="chart:bar" chart:style-name="ch1">
        <chart:legend chart:legend-position="end" svg:x="10.609cm" svg:y="3.623cm" style:legend-expansion="high" chart:style-name="ch2"/>
        <chart:plot-area chart:style-name="ch3" table:cell-range-address="'di vs rf'.A201:'di vs rf'.A207 'di vs rf'.D200:'di vs rf'.F207" chart:data-source-has-labels="both" svg:x="1.41cm" svg:y="0.855cm" svg:width="8.645cm" svg:height="6.862cm">
          <chartooo:coordinate-region svg:x="1.899cm" svg:y="0.855cm" svg:width="8.035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5.441cm" svg:y="8.10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5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31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6.99cm" svg:y="8.093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5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3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29:'di vs rf'.O135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3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7cm" svg:height="9cm" xlink:href=".." xlink:type="simple" chart:class="chart:bar" chart:style-name="ch1">
        <chart:legend chart:legend-position="end" svg:x="7.737cm" svg:y="3.899cm" style:legend-expansion="high" chart:style-name="ch2"/>
        <chart:plot-area chart:style-name="ch3" table:cell-range-address="'di vs rf'.K141:'di vs rf'.K146 'di vs rf'.N140:'di vs rf'.O146" chart:data-source-has-labels="both" svg:x="0.674cm" svg:y="0.855cm" svg:width="6.615cm" svg:height="6.862cm">
          <chartooo:coordinate-region svg:x="0.793cm" svg:y="0.855cm" svg:width="6.375cm" svg:height="6.162cm"/>
          <chart:axis chart:dimension="x" chart:name="primary-x" chart:style-name="ch4" chartooo:axis-type="auto">
            <chartooo:date-scale/>
            <chart:categories table:cell-range-address="'di vs rf'.K141:'di vs rf'.K146"/>
          </chart:axis>
          <chart:axis chart:dimension="y" chart:name="primary-y" chart:style-name="ch5">
            <chart:title svg:x="3.42cm" svg:y="8.015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N141:'di vs rf'.N146" chart:label-cell-address="'di vs rf'.N140:'di vs rf'.N140" chart:class="chart:bar">
            <chart:data-point chart:repeated="6"/>
          </chart:series>
          <chart:series chart:style-name="ch9" chart:values-cell-range-address="'di vs rf'.O141:'di vs rf'.O146" chart:label-cell-address="'di vs rf'.O140:'di vs rf'.O14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N140:'di vs rf'.N140</svg:desc>
                </draw:g>
              </table:table-cell>
              <table:table-cell office:value-type="string">
                <text:p>(D) One left</text:p>
                <draw:g>
                  <svg:desc>'di vs rf'.O140:'di vs rf'.O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41:'di vs rf'.K146</svg:desc>
                </draw:g>
              </table:table-cell>
              <table:table-cell office:value-type="float" office:value="0.39">
                <text:p>0.39</text:p>
                <draw:g>
                  <svg:desc>'di vs rf'.N141:'di vs rf'.N146</svg:desc>
                </draw:g>
              </table:table-cell>
              <table:table-cell office:value-type="float" office:value="1.45">
                <text:p>1.45</text:p>
                <draw:g>
                  <svg:desc>'di vs rf'.O141:'di vs rf'.O14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41">
                <text:p>0.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.98">
                <text:p>1.98</text:p>
              </table:table-cell>
              <table:table-cell office:value-type="float" office:value="0.860000000000003">
                <text:p>0.8600000000000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.66">
                <text:p>1.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35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51:'di vs rf'.N156 'di vs rf'.K150:'di vs rf'.N150 'di vs rf'.P150:'di vs rf'.P15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51:'di vs rf'.K156"/>
          </chart:axis>
          <chart:axis chart:dimension="y" chart:name="primary-y" chart:style-name="ch5">
            <chart:title svg:x="7.652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51:'di vs rf'.L156" chart:label-cell-address="'di vs rf'.L150:'di vs rf'.L150" chart:class="chart:bar">
            <chart:data-point chart:repeated="6"/>
          </chart:series>
          <chart:series chart:style-name="ch9" chart:values-cell-range-address="'di vs rf'.M151:'di vs rf'.M156" chart:label-cell-address="'di vs rf'.M150:'di vs rf'.M150" chart:class="chart:bar">
            <chart:data-point chart:repeated="6"/>
          </chart:series>
          <chart:series chart:style-name="ch10" chart:values-cell-range-address="'di vs rf'.N151:'di vs rf'.N156" chart:label-cell-address="'di vs rf'.N150:'di vs rf'.N150" chart:class="chart:bar">
            <chart:data-point chart:repeated="6"/>
          </chart:series>
          <chart:series chart:style-name="ch11" chart:values-cell-range-address="'di vs rf'.P151:'di vs rf'.P156" chart:label-cell-address="'di vs rf'.P150:'di vs rf'.P1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50:'di vs rf'.L150</svg:desc>
                </draw:g>
              </table:table-cell>
              <table:table-cell office:value-type="string">
                <text:p>(C) No one left</text:p>
                <draw:g>
                  <svg:desc>'di vs rf'.M150:'di vs rf'.M150</svg:desc>
                </draw:g>
              </table:table-cell>
              <table:table-cell office:value-type="string">
                <text:p>(B) One working</text:p>
                <draw:g>
                  <svg:desc>'di vs rf'.N150:'di vs rf'.N150</svg:desc>
                </draw:g>
              </table:table-cell>
              <table:table-cell office:value-type="string">
                <text:p>Overall</text:p>
                <draw:g>
                  <svg:desc>'di vs rf'.P150:'di vs rf'.P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51:'di vs rf'.K156</svg:desc>
                </draw:g>
              </table:table-cell>
              <table:table-cell office:value-type="float" office:value="19.72">
                <text:p>19.72</text:p>
                <draw:g>
                  <svg:desc>'di vs rf'.L151:'di vs rf'.L156</svg:desc>
                </draw:g>
              </table:table-cell>
              <table:table-cell office:value-type="float" office:value="31.2">
                <text:p>31.2</text:p>
                <draw:g>
                  <svg:desc>'di vs rf'.M151:'di vs rf'.M156</svg:desc>
                </draw:g>
              </table:table-cell>
              <table:table-cell office:value-type="float" office:value="23.02">
                <text:p>23.02</text:p>
                <draw:g>
                  <svg:desc>'di vs rf'.N151:'di vs rf'.N156</svg:desc>
                </draw:g>
              </table:table-cell>
              <table:table-cell office:value-type="float" office:value="22.15">
                <text:p>22.15</text:p>
                <draw:g>
                  <svg:desc>'di vs rf'.P151:'di vs rf'.P15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92">
                <text:p>17.92</text:p>
              </table:table-cell>
              <table:table-cell office:value-type="float" office:value="26.15">
                <text:p>26.15</text:p>
              </table:table-cell>
              <table:table-cell office:value-type="float" office:value="19.48">
                <text:p>19.48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1">
                <text:p>16.1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K161:'di vs rf'.N166 'di vs rf'.K160:'di vs rf'.N160 'di vs rf'.P160:'di vs rf'.P166" chart:data-source-has-labels="both" svg:x="0.77cm" svg:y="0.855cm" svg:width="11.374cm" svg:height="6.984cm">
          <chartooo:coordinate-region svg:x="5.625cm" svg:y="0.855cm" svg:width="6.332cm" svg:height="6.337cm"/>
          <chart:axis chart:dimension="x" chart:name="primary-x" chart:style-name="ch4" chartooo:axis-type="auto">
            <chartooo:date-scale/>
            <chart:categories table:cell-range-address="'di vs rf'.K161:'di vs rf'.K166"/>
          </chart:axis>
          <chart:axis chart:dimension="y" chart:name="primary-y" chart:style-name="ch5">
            <chart:title svg:x="7.778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L161:'di vs rf'.L166" chart:label-cell-address="'di vs rf'.L160:'di vs rf'.L160" chart:class="chart:bar">
            <chart:data-point chart:repeated="6"/>
          </chart:series>
          <chart:series chart:style-name="ch9" chart:values-cell-range-address="'di vs rf'.M161:'di vs rf'.M166" chart:label-cell-address="'di vs rf'.M160:'di vs rf'.M160" chart:class="chart:bar">
            <chart:data-point chart:repeated="6"/>
          </chart:series>
          <chart:series chart:style-name="ch10" chart:values-cell-range-address="'di vs rf'.N161:'di vs rf'.N166" chart:label-cell-address="'di vs rf'.N160:'di vs rf'.N160" chart:class="chart:bar">
            <chart:data-point chart:repeated="6"/>
          </chart:series>
          <chart:series chart:style-name="ch11" chart:values-cell-range-address="'di vs rf'.P161:'di vs rf'.P166" chart:label-cell-address="'di vs rf'.P160:'di vs rf'.P16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di vs rf'.L160:'di vs rf'.L160</svg:desc>
                </draw:g>
              </table:table-cell>
              <table:table-cell office:value-type="string">
                <text:p>(C) No one left</text:p>
                <draw:g>
                  <svg:desc>'di vs rf'.M160:'di vs rf'.M160</svg:desc>
                </draw:g>
              </table:table-cell>
              <table:table-cell office:value-type="string">
                <text:p>(B) One working</text:p>
                <draw:g>
                  <svg:desc>'di vs rf'.N160:'di vs rf'.N160</svg:desc>
                </draw:g>
              </table:table-cell>
              <table:table-cell office:value-type="string">
                <text:p>Overall</text:p>
                <draw:g>
                  <svg:desc>'di vs rf'.P160:'di vs rf'.P1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61:'di vs rf'.K166</svg:desc>
                </draw:g>
              </table:table-cell>
              <table:table-cell office:value-type="float" office:value="19.38">
                <text:p>19.38</text:p>
                <draw:g>
                  <svg:desc>'di vs rf'.L161:'di vs rf'.L166</svg:desc>
                </draw:g>
              </table:table-cell>
              <table:table-cell office:value-type="float" office:value="31.2">
                <text:p>31.2</text:p>
                <draw:g>
                  <svg:desc>'di vs rf'.M161:'di vs rf'.M166</svg:desc>
                </draw:g>
              </table:table-cell>
              <table:table-cell office:value-type="float" office:value="22.94">
                <text:p>22.94</text:p>
                <draw:g>
                  <svg:desc>'di vs rf'.N161:'di vs rf'.N166</svg:desc>
                </draw:g>
              </table:table-cell>
              <table:table-cell office:value-type="float" office:value="21.47">
                <text:p>21.47</text:p>
                <draw:g>
                  <svg:desc>'di vs rf'.P161:'di vs rf'.P166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7.78">
                <text:p>17.78</text:p>
              </table:table-cell>
              <table:table-cell office:value-type="float" office:value="26.15">
                <text:p>26.15</text:p>
              </table:table-cell>
              <table:table-cell office:value-type="float" office:value="19.42">
                <text:p>19.42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16.05">
                <text:p>16.05</text:p>
              </table:table-cell>
              <table:table-cell office:value-type="float" office:value="21.1">
                <text:p>21.1</text:p>
              </table:table-cell>
              <table:table-cell office:value-type="float" office:value="16.05">
                <text:p>16.0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2.82">
                <text:p>22.8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20.95">
                <text:p>20.95</text:p>
              </table:table-cell>
              <table:table-cell office:value-type="float" office:value="26">
                <text:p>26</text:p>
              </table:table-cell>
              <table:table-cell office:value-type="float" office:value="19.33">
                <text:p>19.33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93cm" svg:height="8.983cm" xlink:href=".." xlink:type="simple" chart:class="chart:bar" chart:style-name="ch1">
        <chart:plot-area chart:style-name="ch2" table:cell-range-address="'di vs rf'.A65:'di vs rf'.C70 'di vs rf'.B64:'di vs rf'.C64" chart:data-source-has-labels="both" svg:x="0.717cm" svg:y="0.851cm" svg:width="12.142cm" svg:height="6.85cm">
          <chartooo:coordinate-region svg:x="6.392cm" svg:y="0.851cm" svg:width="6.108cm" svg:height="6.15cm"/>
          <chart:axis chart:dimension="x" chart:name="primary-x" chart:style-name="ch3" chartooo:axis-type="auto">
            <chartooo:date-scale/>
            <chart:categories table:cell-range-address="'di vs rf'.A65:'di vs rf'.A70"/>
          </chart:axis>
          <chart:axis chart:dimension="y" chart:name="primary-y" chart:style-name="ch4">
            <chart:title svg:x="8.517cm" svg:y="7.969cm" chart:style-name="ch5">
              <text:p>Cycles</text:p>
            </chart:title>
            <chart:grid chart:style-name="ch6" chart:class="major"/>
          </chart:axis>
          <chart:series chart:style-name="ch7" chart:values-cell-range-address="'di vs rf'.B65:'di vs rf'.B70" chart:label-cell-address="'di vs rf'.B64:'di vs rf'.B64" chart:class="chart:bar">
            <chart:data-point chart:repeated="6"/>
          </chart:series>
          <chart:series chart:style-name="ch8" chart:values-cell-range-address="'di vs rf'.C65:'di vs rf'.C70" chart:label-cell-address="'di vs rf'.C64:'di vs rf'.C6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6.99cm" svg:y="8.093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9.02cm" xlink:href=".." xlink:type="simple" chart:class="chart:bar" chart:style-name="ch1">
        <chart:plot-area chart:style-name="ch2" table:cell-range-address="'cc vs rs'.A50:'cc vs rs'.F56" chart:data-source-has-labels="both" svg:x="0.718cm" svg:y="0.855cm" svg:width="12.17cm" svg:height="6.882cm">
          <chartooo:coordinate-region svg:x="6.155cm" svg:y="0.855cm" svg:width="6.374cm" svg:height="6.182cm"/>
          <chart:axis chart:dimension="x" chart:name="primary-x" chart:style-name="ch3" chartooo:axis-type="auto">
            <chartooo:date-scale/>
            <chart:categories table:cell-range-address="'cc vs rs'.A51:'cc vs rs'.A56"/>
          </chart:axis>
          <chart:axis chart:dimension="y" chart:name="primary-y" chart:style-name="ch4">
            <chart:title svg:x="6.99cm" svg:y="8.093cm" chart:style-name="ch5">
              <text:p>Cycles</text:p>
            </chart:title>
            <chart:grid chart:style-name="ch6" chart:class="major"/>
          </chart:axis>
          <chart:series chart:style-name="ch7" chart:values-cell-range-address="'cc vs rs'.B51:'cc vs rs'.B56" chart:label-cell-address="'cc vs rs'.B50:'cc vs rs'.B50" chart:class="chart:bar">
            <chart:data-point chart:repeated="6"/>
          </chart:series>
          <chart:series chart:style-name="ch8" chart:values-cell-range-address="'cc vs rs'.C51:'cc vs rs'.C56" chart:label-cell-address="'cc vs rs'.C50:'cc vs rs'.C50" chart:class="chart:bar">
            <chart:data-point chart:repeated="6"/>
          </chart:series>
          <chart:series chart:style-name="ch9" chart:values-cell-range-address="'cc vs rs'.D51:'cc vs rs'.D56" chart:label-cell-address="'cc vs rs'.D50:'cc vs rs'.D50" chart:class="chart:bar">
            <chart:data-point chart:repeated="6"/>
          </chart:series>
          <chart:series chart:style-name="ch10" chart:values-cell-range-address="'cc vs rs'.E51:'cc vs rs'.E56" chart:label-cell-address="'cc vs rs'.E50:'cc vs rs'.E50" chart:class="chart:bar">
            <chart:data-point chart:repeated="6"/>
          </chart:series>
          <chart:series chart:style-name="ch11" chart:values-cell-range-address="'cc vs rs'.F51:'cc vs rs'.F56" chart:label-cell-address="'cc vs rs'.F50:'cc vs rs'.F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05cm" svg:height="9cm" xlink:href=".." xlink:type="simple" chart:class="chart:bar" chart:style-name="ch1">
        <chart:legend chart:legend-position="end" svg:x="7.698cm" svg:y="3.072cm" style:legend-expansion="high" chart:style-name="ch2"/>
        <chart:plot-area chart:style-name="ch3" table:cell-range-address="'cc vs rs'.A83:'cc vs rs'.F88 'cc vs rs'.B82:'cc vs rs'.F82" chart:data-source-has-labels="both" svg:x="0.68cm" svg:y="0.855cm" svg:width="6.558cm" svg:height="6.862cm">
          <chartooo:coordinate-region svg:x="0.799cm" svg:y="0.855cm" svg:width="6.318cm" svg:height="6.162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5.581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60:'cc vs rs'.D65 'cc vs rs'.B59:'cc vs rs'.D59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6.942cm" svg:y="8.067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13cm" svg:height="9cm" xlink:href=".." xlink:type="simple" chart:class="chart:bar" chart:style-name="ch1">
        <chart:legend chart:legend-position="end" svg:x="7.923cm" svg:y="3.623cm" style:legend-expansion="high" chart:style-name="ch2"/>
        <chart:plot-area chart:style-name="ch3" table:cell-range-address="'cc vs rs'.C92:'cc vs rs'.F97 'cc vs rs'.D91:'cc vs rs'.F91" chart:data-source-has-labels="both" svg:x="0.678cm" svg:y="0.855cm" svg:width="6.789cm" svg:height="6.862cm">
          <chartooo:coordinate-region svg:x="0.797cm" svg:y="0.855cm" svg:width="6.377cm" svg:height="6.162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5.639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1cm" svg:height="8.99cm" xlink:href=".." xlink:type="simple" chart:class="chart:bar" chart:style-name="ch1">
        <chart:plot-area chart:style-name="ch2" table:cell-range-address="'cc vs rs'.A59:'cc vs rs'.D65" chart:data-source-has-labels="both" svg:x="0.716cm" svg:y="0.851cm" svg:width="12.083cm" svg:height="6.857cm">
          <chartooo:coordinate-region svg:x="6.153cm" svg:y="0.851cm" svg:width="6.287cm" svg:height="6.157cm"/>
          <chart:axis chart:dimension="x" chart:name="primary-x" chart:style-name="ch3" chartooo:axis-type="auto">
            <chartooo:date-scale/>
            <chart:categories table:cell-range-address="'cc vs rs'.A60:'cc vs rs'.A65"/>
          </chart:axis>
          <chart:axis chart:dimension="y" chart:name="primary-y" chart:style-name="ch4">
            <chart:title svg:x="6.942cm" svg:y="8.067cm" chart:style-name="ch5">
              <text:p>Cycles</text:p>
            </chart:title>
            <chart:grid chart:style-name="ch6" chart:class="major"/>
          </chart:axis>
          <chart:series chart:style-name="ch7" chart:values-cell-range-address="'cc vs rs'.B60:'cc vs rs'.B65" chart:label-cell-address="'cc vs rs'.B59:'cc vs rs'.B59" chart:class="chart:bar">
            <chart:data-point chart:repeated="6"/>
          </chart:series>
          <chart:series chart:style-name="ch8" chart:values-cell-range-address="'cc vs rs'.C60:'cc vs rs'.C65" chart:label-cell-address="'cc vs rs'.C59:'cc vs rs'.C59" chart:class="chart:bar">
            <chart:data-point chart:repeated="6"/>
          </chart:series>
          <chart:series chart:style-name="ch9" chart:values-cell-range-address="'cc vs rs'.D60:'cc vs rs'.D65" chart:label-cell-address="'cc vs rs'.D59:'cc vs rs'.D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aximum="450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36cm" svg:height="8.983cm" xlink:href=".." xlink:type="simple" chart:class="chart:bar" chart:style-name="ch1">
        <chart:plot-area chart:style-name="ch2" table:cell-range-address="'di vs rf'.A35:'di vs rf'.A41 'di vs rf'.D34:'di vs rf'.F41" chart:data-source-has-labels="both" svg:x="1.355cm" svg:y="0.851cm" svg:width="9.337cm" svg:height="6.85cm">
          <chartooo:coordinate-region svg:x="1.844cm" svg:y="0.851cm" svg:width="8.489cm" svg:height="6.15cm"/>
          <chart:axis chart:dimension="x" chart:name="primary-x" chart:style-name="ch3" chartooo:axis-type="auto">
            <chartooo:date-scale/>
            <chart:title svg:x="0.451cm" svg:y="5.603cm" chart:style-name="ch4">
              <text:p>Process count</text:p>
            </chart:title>
            <chart:categories table:cell-range-address="'di vs rf'.A35:'di vs rf'.A41"/>
          </chart:axis>
          <chart:axis chart:dimension="y" chart:name="primary-y" chart:style-name="ch5">
            <chart:title svg:x="4.53cm" svg:y="7.969cm" chart:style-name="ch6">
              <text:p>Cycles</text:p>
            </chart:title>
            <chart:grid chart:style-name="ch7" chart:class="major"/>
          </chart:axis>
          <chart:series chart:style-name="ch8" chart:values-cell-range-address="'di vs rf'.D35:'di vs rf'.D41" chart:label-cell-address="'di vs rf'.D34:'di vs rf'.D34" chart:class="chart:bar">
            <chart:data-point chart:repeated="7"/>
          </chart:series>
          <chart:series chart:style-name="ch9" chart:values-cell-range-address="'di vs rf'.E35:'di vs rf'.E41" chart:label-cell-address="'di vs rf'.E34:'di vs rf'.E34" chart:class="chart:bar">
            <chart:data-point chart:repeated="7"/>
          </chart:series>
          <chart:series chart:style-name="ch10" chart:values-cell-range-address="'di vs rf'.F35:'di vs rf'.F41" chart:label-cell-address="'di vs rf'.F34:'di vs rf'.F3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9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66cm" svg:height="9.014cm" xlink:href=".." xlink:type="simple" chart:class="chart:bar" chart:style-name="ch1">
        <chart:plot-area chart:style-name="ch2" table:cell-range-address="'di vs rf'.A24:'di vs rf'.F31" chart:data-source-has-labels="both" svg:x="1.356cm" svg:y="0.855cm" svg:width="9.364cm" svg:height="6.876cm">
          <chartooo:coordinate-region svg:x="1.845cm" svg:y="0.855cm" svg:width="8.516cm" svg:height="6.176cm"/>
          <chart:axis chart:dimension="x" chart:name="primary-x" chart:style-name="ch3" chartooo:axis-type="auto">
            <chartooo:date-scale/>
            <chart:title svg:x="0.451cm" svg:y="5.62cm" chart:style-name="ch4">
              <text:p>Process count</text:p>
            </chart:title>
            <chart:categories table:cell-range-address="'di vs rf'.A25:'di vs rf'.A31"/>
          </chart:axis>
          <chart:axis chart:dimension="y" chart:name="primary-y" chart:style-name="ch5">
            <chart:title svg:x="5.397cm" svg:y="7.997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932cm" svg:y="3.072cm" style:legend-expansion="high" chart:style-name="ch2"/>
        <chart:plot-area chart:style-name="ch3" table:cell-range-address="'di vs rf'.A190:'di vs rf'.F197" chart:data-source-has-labels="both" svg:x="1.423cm" svg:y="0.855cm" svg:width="8.929cm" svg:height="6.862cm">
          <chartooo:coordinate-region svg:x="1.912cm" svg:y="0.855cm" svg:width="8.2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7cm" svg:height="9cm" xlink:href=".." xlink:type="simple" chart:class="chart:bar" chart:style-name="ch1">
        <chart:legend chart:legend-position="end" svg:x="10.73cm" svg:y="3.072cm" style:legend-expansion="high" chart:style-name="ch2"/>
        <chart:plot-area chart:style-name="ch3" table:cell-range-address="'di vs rf'.A190:'di vs rf'.F197" chart:data-source-has-labels="both" svg:x="1.423cm" svg:y="0.855cm" svg:width="8.727cm" svg:height="6.862cm">
          <chartooo:coordinate-region svg:x="1.912cm" svg:y="0.855cm" svg:width="7.998cm" svg:height="6.162cm"/>
          <chart:axis chart:dimension="x" chart:name="primary-x" chart:style-name="ch4" chartooo:axis-type="auto">
            <chartooo:date-scale/>
            <chart:title svg:x="0.451cm" svg:y="5.613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5.191cm" svg:y="8.01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8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04cm" svg:height="9cm" xlink:href=".." xlink:type="simple" chart:class="chart:bar" chart:style-name="ch1">
        <chart:legend chart:legend-position="end" svg:x="7.233cm" svg:y="3.348cm" style:legend-expansion="high" chart:style-name="ch2"/>
        <chart:plot-area chart:style-name="ch3" table:cell-range-address="'di vs rf'.K130:'di vs rf'.O135 'di vs rf'.L129:'di vs rf'.O129" chart:data-source-has-labels="both" svg:x="0.67cm" svg:y="0.855cm" svg:width="6.123cm" svg:height="6.862cm">
          <chartooo:coordinate-region svg:x="0.789cm" svg:y="0.855cm" svg:width="5.883cm" svg:height="6.162cm"/>
          <chart:axis chart:dimension="x" chart:name="primary-x" chart:style-name="ch4" chartooo:axis-type="auto">
            <chartooo:date-scale/>
            <chart:categories table:cell-range-address="'di vs rf'.K130:'di vs rf'.K135"/>
          </chart:axis>
          <chart:axis chart:dimension="y" chart:name="primary-y" chart:style-name="ch5">
            <chart:title svg:x="3.184cm" svg:y="7.984cm" chart:style-name="ch6">
              <text:p>Energy (µJ)</text:p>
            </chart:title>
            <chart:grid chart:style-name="ch7" chart:class="major"/>
          </chart:axis>
          <chart:series chart:style-name="ch8" chart:values-cell-range-address="'di vs rf'.L130:'di vs rf'.L135" chart:label-cell-address="'di vs rf'.L129:'di vs rf'.L129" chart:class="chart:bar">
            <chart:data-point chart:repeated="6"/>
          </chart:series>
          <chart:series chart:style-name="ch9" chart:values-cell-range-address="'di vs rf'.M130:'di vs rf'.M135" chart:label-cell-address="'di vs rf'.M129:'di vs rf'.M129" chart:class="chart:bar">
            <chart:data-point chart:repeated="6"/>
          </chart:series>
          <chart:series chart:style-name="ch10" chart:values-cell-range-address="'di vs rf'.N130:'di vs rf'.N135" chart:label-cell-address="'di vs rf'.N129:'di vs rf'.N129" chart:class="chart:bar">
            <chart:data-point chart:repeated="6"/>
          </chart:series>
          <chart:series chart:style-name="ch11" chart:values-cell-range-address="'di vs rf'.O130:'di vs rf'.O135" chart:label-cell-address="'di vs rf'.O129:'di vs rf'.O12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L129:'di vs rf'.L129</svg:desc>
                </draw:g>
              </table:table-cell>
              <table:table-cell office:value-type="string">
                <text:p>(B) One working</text:p>
                <draw:g>
                  <svg:desc>'di vs rf'.M129:'di vs rf'.M129</svg:desc>
                </draw:g>
              </table:table-cell>
              <table:table-cell office:value-type="string">
                <text:p>(C) No one left</text:p>
                <draw:g>
                  <svg:desc>'di vs rf'.N129:'di vs rf'.N129</svg:desc>
                </draw:g>
              </table:table-cell>
              <table:table-cell office:value-type="string">
                <text:p>(D) One left</text:p>
                <draw:g>
                  <svg:desc>'di vs rf'.O129:'di vs rf'.O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K130:'di vs rf'.K135</svg:desc>
                </draw:g>
              </table:table-cell>
              <table:table-cell office:value-type="float" office:value="0.11">
                <text:p>0.11</text:p>
                <draw:g>
                  <svg:desc>'di vs rf'.L130:'di vs rf'.L135</svg:desc>
                </draw:g>
              </table:table-cell>
              <table:table-cell office:value-type="float" office:value="1.69">
                <text:p>1.69</text:p>
                <draw:g>
                  <svg:desc>'di vs rf'.M130:'di vs rf'.M135</svg:desc>
                </draw:g>
              </table:table-cell>
              <table:table-cell office:value-type="float" office:value="0.83">
                <text:p>0.83</text:p>
                <draw:g>
                  <svg:desc>'di vs rf'.N130:'di vs rf'.N135</svg:desc>
                </draw:g>
              </table:table-cell>
              <table:table-cell office:value-type="float" office:value="1.58">
                <text:p>1.58</text:p>
                <draw:g>
                  <svg:desc>'di vs rf'.O130:'di vs rf'.O135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7">
                <text:p>1.17</text:p>
              </table:table-cell>
              <table:table-cell office:value-type="float" office:value="0.63">
                <text:p>0.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0.42">
                <text:p>0.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0.11">
                <text:p>0.11</text:p>
              </table:table-cell>
              <table:table-cell office:value-type="float" office:value="1.67">
                <text:p>1.67</text:p>
              </table:table-cell>
              <table:table-cell office:value-type="float" office:value="2.62">
                <text:p>2.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0.15">
                <text:p>0.15</text:p>
              </table:table-cell>
              <table:table-cell office:value-type="float" office:value="1.16">
                <text:p>1.16</text:p>
              </table:table-cell>
              <table:table-cell office:value-type="float" office:value="2.11">
                <text:p>2.1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0.22">
                <text:p>0.22</text:p>
              </table:table-cell>
              <table:table-cell office:value-type="float" office:value="0.64">
                <text:p>0.64</text:p>
              </table:table-cell>
              <table:table-cell office:value-type="float" office:value="1.05">
                <text:p>1.05</text:p>
              </table:table-cell>
              <table:table-cell office:value-type="float" office:value="0.00999999999999979">
                <text:p>0.00999999999999979</text:p>
              </table:table-cell>
            </table:table-row>
          </table:table-rows>
        </table:table>
      </chart:chart>
    </office:chart>
  </office:body>
</office:document-content>
</file>

<file path=Object 8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6cm" svg:height="9cm" xlink:href=".." xlink:type="simple" chart:class="chart:bar" chart:style-name="ch1">
        <chart:plot-area chart:style-name="ch2" table:cell-range-address="'di vs rf'.A56:'di vs rf'.E61 'di vs rf'.B55:'di vs rf'.E55" chart:data-source-has-labels="both" svg:x="0.72cm" svg:y="0.855cm" svg:width="12.256cm" svg:height="6.862cm">
          <chartooo:coordinate-region svg:x="6.395cm" svg:y="0.855cm" svg:width="6.222cm" svg:height="6.162cm"/>
          <chart:axis chart:dimension="x" chart:name="primary-x" chart:style-name="ch3" chartooo:axis-type="auto">
            <chartooo:date-scale/>
            <chart:categories table:cell-range-address="'di vs rf'.A56:'di vs rf'.A61"/>
          </chart:axis>
          <chart:axis chart:dimension="y" chart:name="primary-y" chart:style-name="ch4">
            <chart:title svg:x="8.524cm" svg:y="7.924cm" chart:style-name="ch5">
              <text:p>Cycles</text:p>
            </chart:title>
            <chart:grid chart:style-name="ch6" chart:class="major"/>
          </chart:axis>
          <chart:series chart:style-name="ch7" chart:values-cell-range-address="'di vs rf'.B56:'di vs rf'.B61" chart:label-cell-address="'di vs rf'.B55:'di vs rf'.B55" chart:class="chart:bar">
            <chart:data-point chart:repeated="6"/>
          </chart:series>
          <chart:series chart:style-name="ch8" chart:values-cell-range-address="'di vs rf'.C56:'di vs rf'.C61" chart:label-cell-address="'di vs rf'.C55:'di vs rf'.C55" chart:class="chart:bar">
            <chart:data-point chart:repeated="6"/>
          </chart:series>
          <chart:series chart:style-name="ch9" chart:values-cell-range-address="'di vs rf'.D56:'di vs rf'.D61" chart:label-cell-address="'di vs rf'.D55:'di vs rf'.D55" chart:class="chart:bar">
            <chart:data-point chart:repeated="6"/>
          </chart:series>
          <chart:series chart:style-name="ch10" chart:values-cell-range-address="'di vs rf'.E56:'di vs rf'.E61" chart:label-cell-address="'di vs rf'.E55:'di vs rf'.E5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Processe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Processe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Processe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Processe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3cm" svg:y="8.076cm" chart:style-name="ch5">
              <text:p>Process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